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line-height="115%"/>
      <style:text-properties style:font-name="Times New Roman" officeooo:rsid="0001c365" officeooo:paragraph-rsid="0001c365"/>
    </style:style>
    <style:style style:name="P2" style:family="paragraph" style:parent-style-name="Standard">
      <style:paragraph-properties fo:margin-top="0.101cm" fo:margin-bottom="0.101cm" loext:contextual-spacing="false" fo:line-height="115%"/>
      <style:text-properties style:font-name="Times New Roman" officeooo:rsid="0001fe60" officeooo:paragraph-rsid="0001fe60"/>
    </style:style>
    <style:style style:name="P3" style:family="paragraph" style:parent-style-name="Standard">
      <style:paragraph-properties fo:margin-top="0.101cm" fo:margin-bottom="0.101cm" loext:contextual-spacing="false" fo:line-height="115%" fo:text-align="end" style:justify-single-word="false"/>
      <style:text-properties style:font-name="Times New Roman" officeooo:rsid="0001fe60" officeooo:paragraph-rsid="0001fe60"/>
    </style:style>
    <style:style style:name="P4" style:family="paragraph" style:parent-style-name="Heading_20_3">
      <style:paragraph-properties fo:text-align="center" style:justify-single-word="false"/>
    </style:style>
    <style:style style:name="P5" style:family="paragraph" style:parent-style-name="Standard" style:list-style-name="L1">
      <style:paragraph-properties fo:margin-top="0.101cm" fo:margin-bottom="0.101cm" loext:contextual-spacing="false" fo:line-height="115%"/>
      <style:text-properties style:font-name="Times New Roman" officeooo:rsid="0001fe60" officeooo:paragraph-rsid="0001fe60"/>
    </style:style>
    <style:style style:name="P6" style:family="paragraph" style:parent-style-name="Standard" style:list-style-name="L4">
      <style:paragraph-properties fo:margin-top="0.101cm" fo:margin-bottom="0.101cm" loext:contextual-spacing="false" fo:line-height="115%"/>
      <style:text-properties style:font-name="Times New Roman" officeooo:rsid="0001fe60" officeooo:paragraph-rsid="0001fe60"/>
    </style:style>
    <style:style style:name="P7" style:family="paragraph" style:parent-style-name="Standard" style:list-style-name="L2">
      <style:paragraph-properties fo:margin-top="0.101cm" fo:margin-bottom="0.101cm" loext:contextual-spacing="false" fo:line-height="115%"/>
      <style:text-properties style:font-name="Times New Roman" officeooo:rsid="0001c365" officeooo:paragraph-rsid="0001c365"/>
    </style:style>
    <style:style style:name="P8" style:family="paragraph" style:parent-style-name="Standard" style:list-style-name="L3">
      <style:paragraph-properties fo:margin-top="0.101cm" fo:margin-bottom="0.101cm" loext:contextual-spacing="false" fo:line-height="115%"/>
      <style:text-properties style:font-name="Times New Roman" officeooo:rsid="0001c365" officeooo:paragraph-rsid="0001c365"/>
    </style:style>
    <style:style style:name="P9" style:family="paragraph" style:parent-style-name="Standard" style:list-style-name="L4">
      <style:paragraph-properties fo:margin-top="0.101cm" fo:margin-bottom="0.101cm" loext:contextual-spacing="false" fo:line-height="115%"/>
      <style:text-properties style:font-name="Times New Roman" officeooo:rsid="0001c365" officeooo:paragraph-rsid="0001c365"/>
    </style:style>
    <style:style style:name="P10" style:family="paragraph" style:parent-style-name="Standard" style:list-style-name="L3">
      <style:paragraph-properties fo:margin-top="0.101cm" fo:margin-bottom="0.101cm" loext:contextual-spacing="false" fo:line-height="115%"/>
      <style:text-properties style:font-name="Times New Roman" officeooo:rsid="0003d574" officeooo:paragraph-rsid="0003d574"/>
    </style:style>
    <style:style style:name="P11" style:family="paragraph" style:parent-style-name="Standard" style:list-style-name="L4">
      <style:paragraph-properties fo:margin-top="0.101cm" fo:margin-bottom="0.101cm" loext:contextual-spacing="false" fo:line-height="115%"/>
      <style:text-properties style:font-name="Times New Roman" officeooo:rsid="00073407" officeooo:paragraph-rsid="00073407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Pénzügyi asszisztens</text:h>
      <text:p text:style-name="P2">Csapatnév: <text:span text:style-name="T1">CodeRaptor</text:span></text:p>
      <text:p text:style-name="P2">Csapattagok:</text:p>
      <text:list xml:id="list2911156400" text:style-name="L1">
        <text:list-item>
          <text:p text:style-name="P5">Antal Emese Réka</text:p>
        </text:list-item>
        <text:list-item>
          <text:p text:style-name="P5">Ágoston Attila</text:p>
        </text:list-item>
        <text:list-item>
          <text:p text:style-name="P5">Belák Dávid</text:p>
        </text:list-item>
      </text:list>
      <text:p text:style-name="P1">Hardver/Szoftverkörnyezet:</text:p>
      <text:list xml:id="list1141029739" text:style-name="L2">
        <text:list-item>
          <text:p text:style-name="P7">Android 7</text:p>
        </text:list-item>
      </text:list>
      <text:p text:style-name="P1">Szoftver-eszközök/technológia:</text:p>
      <text:list xml:id="list234165573" text:style-name="L3">
        <text:list-item>
          <text:p text:style-name="P8">IntellJ</text:p>
        </text:list-item>
        <text:list-item>
          <text:p text:style-name="P10">Kotlin/JAVA</text:p>
        </text:list-item>
        <text:list-item>
          <text:p text:style-name="P8">SQLite</text:p>
        </text:list-item>
      </text:list>
      <text:p text:style-name="P1">Tervezett funkciók:</text:p>
      <text:list xml:id="list3994498534" text:style-name="L4">
        <text:list-item>
          <text:p text:style-name="P9">Nyugta rögzítése</text:p>
          <text:list>
            <text:list-item>
              <text:p text:style-name="P9">Termékek rögzítése</text:p>
            </text:list-item>
          </text:list>
        </text:list-item>
        <text:list-item>
          <text:p text:style-name="P9">Bevásárló lista készítése</text:p>
          <text:list>
            <text:list-item>
              <text:p text:style-name="P6">Név, mennyiség</text:p>
            </text:list-item>
          </text:list>
        </text:list-item>
        <text:list-item>
          <text:p text:style-name="P9">Banki SMS adatok olvasása</text:p>
          <text:list>
            <text:list-item>
              <text:p text:style-name="P11">Egyenleg kiolvasás</text:p>
            </text:list-item>
          </text:list>
        </text:list-item>
        <text:list-item>
          <text:p text:style-name="P9">Spórolás</text:p>
          <text:list>
            <text:list-item>
              <text:p text:style-name="P6">Élelmiszereken kívül mindent levesz a listáról</text:p>
            </text:list-item>
          </text:list>
        </text:list-item>
        <text:list-item>
          <text:p text:style-name="P9">Beruházási terv</text:p>
        </text:list-item>
        <text:list-item>
          <text:p text:style-name="P9">Vásárlási limit</text:p>
          <text:list>
            <text:list-item>
              <text:p text:style-name="P6">Rögzített összeg</text:p>
            </text:list-item>
          </text:list>
        </text:list-item>
        <text:list-item>
          <text:p text:style-name="P9">Termék jótállás rögzítése</text:p>
          <text:list>
            <text:list-item>
              <text:p text:style-name="P6">Dátum és lejárat beállítása a termékre</text:p>
            </text:list-item>
          </text:list>
        </text:list-item>
        <text:list-item>
          <text:p text:style-name="P11">Kezdőképernyő</text:p>
          <text:list>
            <text:list-item>
              <text:p text:style-name="P6">Heti</text:p>
            </text:list-item>
          </text:list>
        </text:list-item>
        <text:list-item>
          <text:p text:style-name="P9">Figyelmeztetés/értesítés</text:p>
          <text:list>
            <text:list-item>
              <text:p text:style-name="P6">Limit túllépésekor, túl sok káros terméknél</text:p>
            </text:list-item>
          </text:list>
        </text:list-item>
      </text:list>
      <text:p text:style-name="P2"/>
      <text:p text:style-name="P3">2019-02-1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17:31:11.619000000</meta:creation-date>
    <dc:date>2019-04-02T17:16:43.609000000</dc:date>
    <meta:editing-duration>PT16M36S</meta:editing-duration>
    <meta:editing-cycles>2</meta:editing-cycles>
    <meta:generator>LibreOffice/6.2.0.3$Windows_X86_64 LibreOffice_project/98c6a8a1c6c7b144ce3cc729e34964b47ce25d62</meta:generator>
    <meta:document-statistic meta:table-count="0" meta:image-count="0" meta:object-count="0" meta:page-count="1" meta:paragraph-count="31" meta:word-count="92" meta:character-count="599" meta:non-whitespace-character-count="562"/>
  </office:meta>
</office:document-meta>
</file>